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-1.199cm" fo:margin-right="0cm" fo:text-align="start" style:justify-single-word="false" fo:text-indent="0cm" style:auto-text-indent="false"/>
      <style:text-properties style:font-name="Liberation Serif" fo:font-size="12pt" style:font-size-asian="12pt" style:font-size-complex="12pt"/>
    </style:style>
    <style:style style:name="T1" style:family="text">
      <style:text-properties fo:color="#009695"/>
    </style:style>
    <style:style style:name="T2" style:family="text">
      <style:text-properties fo:color="#333333"/>
    </style:style>
    <style:style style:name="T3" style:family="text">
      <style:text-properties fo:color="#3364a4"/>
    </style:style>
    <style:style style:name="T4" style:family="text">
      <style:text-properties fo:color="#888888"/>
    </style:style>
    <style:style style:name="T5" style:family="text">
      <style:text-properties fo:color="#888888" fo:font-style="italic"/>
    </style:style>
    <style:style style:name="T6" style:family="text">
      <style:text-properties fo:color="#f57d00"/>
    </style:style>
    <style:style style:name="T7" style:family="text">
      <style:text-properties fo:color="#a53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span text:style-name="T1">using</text:span><text:span text:style-name="T2"> FuzzyLogicPCL;</text:span><text:line-break/><text:span text:style-name="T1">using</text:span><text:span text:style-name="T2"> FuzzyLogicPCL.FuzzySets;</text:span><text:line-break/><text:span text:style-name="T1">using</text:span><text:span text:style-name="T2"> System;</text:span><text:line-break/><text:line-break/><text:span text:style-name="T1">namespace</text:span><text:span text:style-name="T2"> FuzzyLogicApp</text:span><text:line-break/><text:span text:style-name="T2">{</text:span><text:line-break/><text:span text:style-name="T2">        </text:span><text:span text:style-name="T1">class</text:span><text:span text:style-name="T2"> </text:span><text:span text:style-name="T3">Program</text:span><text:line-break/><text:span text:style-name="T2">        {</text:span><text:line-break/><text:span text:style-name="T2">                </text:span><text:span text:style-name="T1">static</text:span><text:span text:style-name="T2"> </text:span><text:span text:style-name="T1">void</text:span><text:span text:style-name="T2"> Main(</text:span><text:span text:style-name="T1">string</text:span><text:span text:style-name="T2">[] args)</text:span><text:line-break/><text:span text:style-name="T2">                {</text:span><text:line-break/><text:span text:style-name="T2">                        </text:span><text:span text:style-name="T5">//</text:span><text:span text:style-name="T4"> </text:span><text:span text:style-name="T5">Création</text:span><text:span text:style-name="T4"> </text:span><text:span text:style-name="T5">du</text:span><text:span text:style-name="T4"> </text:span><text:span text:style-name="T5">système</text:span><text:line-break/><text:span text:style-name="T2">                        WriteLine(</text:span><text:span text:style-name="T6">"Fonctin de remise en forme "</text:span><text:span text:style-name="T2">, </text:span><text:span text:style-name="T1">true</text:span><text:span text:style-name="T2">);</text:span><text:line-break/><text:span text:style-name="T2">                        </text:span><text:span text:style-name="T3">FuzzySystem</text:span><text:span text:style-name="T2"> system = </text:span><text:span text:style-name="T1">new</text:span><text:span text:style-name="T2"> </text:span><text:span text:style-name="T3">FuzzySystem</text:span><text:span text:style-name="T2">(</text:span><text:span text:style-name="T6">"Fonction de remise en forme"</text:span><text:span text:style-name="T2">);</text:span><text:line-break/><text:line-break/><text:span text:style-name="T2">                        WriteLine(</text:span><text:span text:style-name="T6">"1) Ajout des variables"</text:span><text:span text:style-name="T2">, </text:span><text:span text:style-name="T1">true</text:span><text:span text:style-name="T2">);</text:span><text:line-break/><text:line-break/><text:span text:style-name="T2">                        </text:span><text:span text:style-name="T5">//</text:span><text:span text:style-name="T4"> </text:span><text:span text:style-name="T5">Ajout</text:span><text:span text:style-name="T4"> </text:span><text:span text:style-name="T5">de</text:span><text:span text:style-name="T4"> </text:span><text:span text:style-name="T5">la</text:span><text:span text:style-name="T4"> </text:span><text:span text:style-name="T5">variable</text:span><text:span text:style-name="T4"> </text:span><text:span text:style-name="T5">linguistique</text:span><text:span text:style-name="T4"> </text:span><text:span text:style-name="T5">"Delai</text:span><text:span text:style-name="T4"> </text:span><text:span text:style-name="T5">moyen"</text:span><text:span text:style-name="T4"> </text:span><text:line-break/><text:span text:style-name="T2">                        WriteLine(</text:span><text:span text:style-name="T6">"Ajout de la variable Delai moyen"</text:span><text:span text:style-name="T2">);</text:span><text:line-break/><text:span text:style-name="T2">                        </text:span><text:span text:style-name="T3">LinguisticVariable</text:span><text:span text:style-name="T2"> delaimoyen = </text:span><text:span text:style-name="T1">new</text:span><text:span text:style-name="T2"> </text:span><text:span text:style-name="T3">LinguisticVariable</text:span><text:span text:style-name="T2">(</text:span><text:span text:style-name="T6">"Davg"</text:span><text:span text:style-name="T2">, </text:span><text:span text:style-name="T6">0</text:span><text:span text:style-name="T2">, </text:span><text:span text:style-name="T6">2</text:span><text:span text:style-name="T2">);</text:span><text:line-break/><text:span text:style-name="T2">                        delaimoyen.AddValue(</text:span><text:span text:style-name="T1">new</text:span><text:span text:style-name="T2"> </text:span><text:span text:style-name="T3">LinguisticValue</text:span><text:span text:style-name="T2">(</text:span><text:span text:style-name="T6">"Acceptable"</text:span><text:span text:style-name="T2">, </text:span><text:span text:style-name="T1">new</text:span><text:span text:style-name="T2"> </text:span><text:span text:style-name="T3">LeftFuzzySet</text:span><text:span text:style-name="T2">(</text:span><text:span text:style-name="T6">0</text:span><text:span text:style-name="T2">, </text:span><text:span text:style-name="T6">2</text:span><text:span text:style-name="T2">, </text:span><text:span text:style-name="T6">0.3</text:span><text:span text:style-name="T2">, </text:span><text:span text:style-name="T6">1</text:span><text:span text:style-name="T2">)));</text:span><text:line-break/><text:span text:style-name="T2">                        system.addInputVariable(delaimoyen) ;</text:span><text:line-break/><text:span text:style-name="T2">                        </text:span><text:span text:style-name="T5">//</text:span><text:span text:style-name="T4"> </text:span><text:span text:style-name="T5">Ajout</text:span><text:span text:style-name="T4"> </text:span><text:span text:style-name="T5">de</text:span><text:span text:style-name="T4"> </text:span><text:span text:style-name="T5">la</text:span><text:span text:style-name="T4"> </text:span><text:span text:style-name="T5">variable</text:span><text:span text:style-name="T4"> </text:span><text:span text:style-name="T5">linguistique</text:span><text:span text:style-name="T4"> </text:span><text:span text:style-name="T5">"Delai</text:span><text:span text:style-name="T4"> </text:span><text:span text:style-name="T5">maximal"</text:span><text:span text:style-name="T4"> </text:span><text:line-break/><text:span text:style-name="T2">                        WriteLine(</text:span><text:span text:style-name="T6">"Ajout de la variable Delai maximal"</text:span><text:span text:style-name="T2">);</text:span><text:line-break/><text:span text:style-name="T2">                        </text:span><text:span text:style-name="T3">LinguisticVariable</text:span><text:span text:style-name="T2"> delaimax = </text:span><text:span text:style-name="T1">new</text:span><text:span text:style-name="T2"> </text:span><text:span text:style-name="T3">LinguisticVariable</text:span><text:span text:style-name="T2">(</text:span><text:span text:style-name="T6">"Dmax"</text:span><text:span text:style-name="T2">, </text:span><text:span text:style-name="T6">0</text:span><text:span text:style-name="T2">, </text:span><text:span text:style-name="T6">2.5</text:span><text:span text:style-name="T2">);</text:span><text:line-break/><text:span text:style-name="T2">                        delaimax.AddValue(</text:span><text:span text:style-name="T1">new</text:span><text:span text:style-name="T2"> </text:span><text:span text:style-name="T3">LinguisticValue</text:span><text:span text:style-name="T2">(</text:span><text:span text:style-name="T6">"High"</text:span><text:span text:style-name="T2">, </text:span><text:span text:style-name="T1">new</text:span><text:span text:style-name="T2"> </text:span><text:span text:style-name="T3">RightFuzzySet</text:span><text:span text:style-name="T2">(</text:span><text:span text:style-name="T6">0</text:span><text:span text:style-name="T2">, </text:span><text:span text:style-name="T6">2.5</text:span><text:span text:style-name="T2">, </text:span><text:span text:style-name="T6">0.5</text:span><text:span text:style-name="T2">, </text:span><text:span text:style-name="T6">2</text:span><text:span text:style-name="T2">)));</text:span><text:line-break/><text:span text:style-name="T2">                        system.addInputVariable(delaimax) ;</text:span><text:line-break/><text:span text:style-name="T2">                        </text:span><text:span text:style-name="T5">//</text:span><text:span text:style-name="T4"> </text:span><text:span text:style-name="T5">Ajout</text:span><text:span text:style-name="T4"> </text:span><text:span text:style-name="T5">de</text:span><text:span text:style-name="T4"> </text:span><text:span text:style-name="T5">la</text:span><text:span text:style-name="T4"> </text:span><text:span text:style-name="T5">variable</text:span><text:span text:style-name="T4"> </text:span><text:span text:style-name="T5">linguistique</text:span><text:span text:style-name="T4"> </text:span><text:span text:style-name="T5">"Distanceheuristique"</text:span><text:span text:style-name="T4"> </text:span><text:line-break/><text:span text:style-name="T2">                        WriteLine(</text:span><text:span text:style-name="T6">"Ajout de la variable L/L0"</text:span><text:span text:style-name="T2">);</text:span><text:line-break/><text:span text:style-name="T2">                        </text:span><text:span text:style-name="T3">LinguisticVariable</text:span><text:span text:style-name="T2"> distanceheu = </text:span><text:span text:style-name="T1">new</text:span><text:span text:style-name="T2"> </text:span><text:span text:style-name="T3">LinguisticVariable</text:span><text:span text:style-name="T2">(</text:span><text:span text:style-name="T6">"L/L0"</text:span><text:span text:style-name="T2">, </text:span><text:span text:style-name="T6">0</text:span><text:span text:style-name="T2">, </text:span><text:span text:style-name="T6">2.5</text:span><text:span text:style-name="T2">);</text:span><text:line-break/><text:span text:style-name="T2">                        distanceheu.AddValue(</text:span><text:span text:style-name="T1">new</text:span><text:span text:style-name="T2"> </text:span><text:span text:style-name="T3">LinguisticValue</text:span><text:span text:style-name="T2">(</text:span><text:span text:style-name="T6">"Low"</text:span><text:span text:style-name="T2">, </text:span><text:span text:style-name="T1">new</text:span><text:span text:style-name="T2"> </text:span><text:span text:style-name="T3">LeftFuzzySet</text:span><text:span text:style-name="T2">(</text:span><text:span text:style-name="T6">0</text:span><text:span text:style-name="T2">, </text:span><text:span text:style-name="T6">2.5</text:span><text:span text:style-name="T2">, </text:span><text:span text:style-name="T6">0.8</text:span><text:span text:style-name="T2">, </text:span><text:span text:style-name="T6">2</text:span><text:span text:style-name="T2">)));</text:span><text:line-break/><text:span text:style-name="T2">                        system.addInputVariable(distanceheu) ;</text:span><text:line-break/><text:span text:style-name="T2">                        </text:span><text:span text:style-name="T5">//</text:span><text:span text:style-name="T4"> </text:span><text:span text:style-name="T5">Ajout</text:span><text:span text:style-name="T4"> </text:span><text:span text:style-name="T5">de</text:span><text:span text:style-name="T4"> </text:span><text:span text:style-name="T5">la</text:span><text:span text:style-name="T4"> </text:span><text:span text:style-name="T5">variable</text:span><text:span text:style-name="T4"> </text:span><text:span text:style-name="T5">linguistique</text:span><text:span text:style-name="T4"> </text:span><text:span text:style-name="T5">"DistanceCout"</text:span><text:span text:style-name="T4"> </text:span><text:line-break/><text:span text:style-name="T2">                        WriteLine(</text:span><text:span text:style-name="T6">"Ajout de la variable L/L1"</text:span><text:span text:style-name="T2">);</text:span><text:line-break/><text:span text:style-name="T2">                        </text:span><text:span text:style-name="T3">LinguisticVariable</text:span><text:span text:style-name="T2"> distancecout = </text:span><text:span text:style-name="T1">new</text:span><text:span text:style-name="T2"> </text:span><text:span text:style-name="T3">LinguisticVariable</text:span><text:span text:style-name="T2">(</text:span><text:span text:style-name="T6">"L/L1"</text:span><text:span text:style-name="T2">, </text:span><text:span text:style-name="T6">0</text:span><text:span text:style-name="T2">, </text:span><text:span text:style-name="T6">12</text:span><text:span text:style-name="T2">);</text:span><text:line-break/><text:span text:style-name="T2">                        distancecout.AddValue(</text:span><text:span text:style-name="T1">new</text:span><text:span text:style-name="T2"> </text:span><text:span text:style-name="T3">LinguisticValue</text:span><text:span text:style-name="T2">(</text:span><text:span text:style-name="T6">"High"</text:span><text:span text:style-name="T2">, </text:span><text:span text:style-name="T1">new</text:span><text:span text:style-name="T2"> </text:span><text:span text:style-name="T3">RightFuzzySet</text:span><text:span text:style-name="T2">(</text:span><text:span text:style-name="T6">0</text:span><text:span text:style-name="T2">, </text:span><text:span text:style-name="T6">12</text:span><text:span text:style-name="T2">, </text:span><text:span text:style-name="T6">2</text:span><text:span text:style-name="T2">, </text:span><text:span text:style-name="T6">10</text:span><text:span text:style-name="T2">)));</text:span><text:line-break/><text:span text:style-name="T2">                        system.addInputVariable(distancecout) ;</text:span><text:line-break/><text:span text:style-name="T2">                        </text:span><text:span text:style-name="T5">//</text:span><text:span text:style-name="T4"> </text:span><text:span text:style-name="T5">Ajout</text:span><text:span text:style-name="T4"> </text:span><text:span text:style-name="T5">de</text:span><text:span text:style-name="T4"> </text:span><text:span text:style-name="T5">la</text:span><text:span text:style-name="T4"> </text:span><text:span text:style-name="T5">variable</text:span><text:span text:style-name="T4"> </text:span><text:span text:style-name="T5">linguistique</text:span><text:span text:style-name="T4"> </text:span><text:span text:style-name="T5">"FonctionEvaluation"</text:span><text:span text:style-name="T4"> </text:span><text:line-break/><text:span text:style-name="T2">                        WriteLine(</text:span><text:span text:style-name="T6">"Ajout de la variable FonctionEvaluation"</text:span><text:span text:style-name="T2">);</text:span><text:line-break/><text:span text:style-name="T2">                        </text:span><text:span text:style-name="T3">LinguisticVariable</text:span><text:span text:style-name="T2"> fonctioneval = </text:span><text:span text:style-name="T1">new</text:span><text:span text:style-name="T2"> </text:span><text:span text:style-name="T3">LinguisticVariable</text:span><text:span text:style-name="T2">(</text:span><text:span text:style-name="T6">"FonctionEvaluation"</text:span><text:span text:style-name="T2">, </text:span><text:span text:style-name="T6">0</text:span><text:span text:style-name="T2">, </text:span><text:span text:style-name="T6">1</text:span><text:span text:style-name="T2">);</text:span><text:line-break/><text:span text:style-name="T2">                        fonctioneval.AddValue(</text:span><text:span text:style-name="T1">new</text:span><text:span text:style-name="T2"> </text:span><text:span text:style-name="T3">LinguisticValue</text:span><text:span text:style-name="T2">(</text:span><text:span text:style-name="T6">"High"</text:span><text:span text:style-name="T2">, </text:span><text:span text:style-name="T1">new</text:span><text:span text:style-name="T2"> </text:span><text:span text:style-name="T3">RightFuzzySet</text:span><text:span text:style-name="T2">(</text:span><text:span text:style-name="T6">0</text:span><text:span text:style-name="T2">, </text:span><text:span text:style-name="T6">1</text:span><text:span text:style-name="T2">, </text:span><text:span text:style-name="T6">0.3</text:span><text:span text:style-name="T2">, </text:span><text:span text:style-name="T6">0.9</text:span><text:span text:style-name="T2">)));</text:span><text:line-break/><text:span text:style-name="T2">                        fonctioneval.AddValue(</text:span><text:span text:style-name="T1">new</text:span><text:span text:style-name="T2"> </text:span><text:span text:style-name="T3">LinguisticValue</text:span><text:span text:style-name="T2">(</text:span><text:span text:style-name="T6">"Low"</text:span><text:span text:style-name="T2">, </text:span><text:span text:style-name="T1">new</text:span><text:span text:style-name="T2"> </text:span><text:span text:style-name="T3">LeftFuzzySet</text:span><text:span text:style-name="T2">(</text:span><text:span text:style-name="T6">0</text:span><text:span text:style-name="T2">, </text:span><text:span text:style-name="T6">1</text:span><text:span text:style-name="T2">, </text:span><text:span text:style-name="T6">0.2</text:span><text:span text:style-name="T2">, </text:span><text:span text:style-name="T6">0.7</text:span><text:span text:style-name="T2">)));</text:span><text:line-break/><text:span text:style-name="T2">                        system.addOutputVariable(fonctioneval);</text:span><text:line-break/><text:line-break/><text:span text:style-name="T2">                        WriteLine(</text:span><text:span text:style-name="T6">"2) Ajout des règles"</text:span><text:span text:style-name="T2">, </text:span><text:span text:style-name="T1">true</text:span><text:span text:style-name="T2">);</text:span><text:line-break/><text:span text:style-name="T2">                        system.addFuzzyRule(</text:span><text:span text:style-name="T6">"IF Davg IS Acceptable AND L/L0 IS Low THEN FonctionEvaluation IS High"</text:span><text:span text:style-name="T2">);</text:span><text:line-break/><text:span text:style-name="T2">                        system.addFuzzyRule(</text:span><text:span text:style-name="T6">"IF Dmax IS High THEN FonctionEvaluation IS Low"</text:span><text:span text:style-name="T2">); </text:span><text:line-break/><text:span text:style-name="T2">                        system.addFuzzyRule(</text:span><text:span text:style-name="T6">"IF L/L1 IS High THEN FonctionEvaluation IS Low"</text:span><text:span text:style-name="T2">);</text:span><text:line-break/><text:line-break/><text:line-break/><text:line-break/><text:soft-page-break/><text:line-break/><text:span text:style-name="T2">                        WriteLine(</text:span><text:span text:style-name="T6">"3) Résolution de cas pratiques"</text:span><text:span text:style-name="T2">, </text:span><text:span text:style-name="T1">true</text:span><text:span text:style-name="T2">);</text:span><text:line-break/><text:line-break/><text:span text:style-name="T2">                        WriteLine(</text:span><text:span text:style-name="T6">"Cas 1 :"</text:span><text:span text:style-name="T2">, </text:span><text:span text:style-name="T1">true</text:span><text:span text:style-name="T2">);</text:span><text:line-break/><text:span text:style-name="T2">                        WriteLine(</text:span><text:span text:style-name="T6">"Davg = 0.1239"</text:span><text:span text:style-name="T2">);</text:span><text:line-break/><text:span text:style-name="T2">                        WriteLine(</text:span><text:span text:style-name="T6">"Dmax = 1.1187"</text:span><text:span text:style-name="T2">); </text:span><text:line-break/><text:span text:style-name="T2">                        WriteLine(</text:span><text:span text:style-name="T6">"L/L0 = 0.95414"</text:span><text:span text:style-name="T2">);</text:span><text:line-break/><text:span text:style-name="T2">                        WriteLine(</text:span><text:span text:style-name="T6">"L/L1 = 5.968"</text:span><text:span text:style-name="T2">);</text:span><text:line-break/><text:line-break/><text:span text:style-name="T2">                        system.SetInputVariable(delaimoyen, </text:span><text:span text:style-name="T6">0.1239</text:span><text:span text:style-name="T2">);</text:span><text:line-break/><text:span text:style-name="T2">                        system.SetInputVariable(delaimax, </text:span><text:span text:style-name="T6">1.1187</text:span><text:span text:style-name="T2">);</text:span><text:line-break/><text:span text:style-name="T2">                        system.SetInputVariable(distanceheu, </text:span><text:span text:style-name="T6">0.95414</text:span><text:span text:style-name="T2">);</text:span><text:line-break/><text:span text:style-name="T2">                        system.SetInputVariable(distancecout, </text:span><text:span text:style-name="T6">5.968</text:span><text:span text:style-name="T2">);</text:span><text:line-break/><text:span text:style-name="T2">                        </text:span><text:span text:style-name="T5">//</text:span><text:span text:style-name="T4"> </text:span><text:span text:style-name="T5">WriteLine("Attendu</text:span><text:span text:style-name="T4"> </text:span><text:span text:style-name="T5">:</text:span><text:span text:style-name="T4"> </text:span><text:span text:style-name="T5">zoom</text:span><text:span text:style-name="T4"> </text:span><text:span text:style-name="T5">normal,</text:span><text:span text:style-name="T4"> </text:span><text:span text:style-name="T5">centroïde</text:span><text:span text:style-name="T4"> </text:span><text:span text:style-name="T5">à</text:span><text:span text:style-name="T4"> </text:span><text:span text:style-name="T5">2.5");</text:span><text:line-break/><text:span text:style-name="T2">                        WriteLine(</text:span><text:span text:style-name="T6">"Résultat : "</text:span><text:span text:style-name="T2"> + system.Solve() + </text:span><text:span text:style-name="T6">"</text:span><text:span text:style-name="T7">\n</text:span><text:span text:style-name="T6">"</text:span><text:span text:style-name="T2">);</text:span><text:line-break/><text:span text:style-name="T2">                        </text:span><text:span text:style-name="T1">while</text:span><text:span text:style-name="T2"> (</text:span><text:span text:style-name="T1">true</text:span><text:span text:style-name="T2">) ;</text:span><text:line-break/><text:span text:style-name="T2">                    }</text:span><text:line-break/><text:line-break/><text:span text:style-name="T2">                </text:span><text:span text:style-name="T1">private</text:span><text:span text:style-name="T2"> </text:span><text:span text:style-name="T1">static</text:span><text:span text:style-name="T2"> </text:span><text:span text:style-name="T1">void</text:span><text:span text:style-name="T2"> WriteLine(</text:span><text:span text:style-name="T1">string</text:span><text:span text:style-name="T2"> msg, </text:span><text:span text:style-name="T1">bool</text:span><text:span text:style-name="T2"> stars =</text:span><text:span text:style-name="T1">false</text:span><text:span text:style-name="T2">)</text:span><text:line-break/><text:span text:style-name="T2">                {</text:span><text:line-break/><text:span text:style-name="T2">                        </text:span><text:span text:style-name="T1">if</text:span><text:span text:style-name="T2"> (stars)</text:span><text:line-break/><text:span text:style-name="T2">                            {</text:span><text:line-break/><text:span text:style-name="T2">                                msg = </text:span><text:span text:style-name="T6">"*** "</text:span><text:span text:style-name="T2"> + msg + </text:span><text:span text:style-name="T6">" "</text:span><text:span text:style-name="T2">;</text:span><text:line-break/><text:span text:style-name="T2">                                </text:span><text:span text:style-name="T1">while</text:span><text:span text:style-name="T2"> (msg.Length &lt; </text:span><text:span text:style-name="T6">45</text:span><text:span text:style-name="T2">)</text:span><text:line-break/><text:span text:style-name="T2">                                    {</text:span><text:line-break/><text:span text:style-name="T2">                                        msg += </text:span><text:span text:style-name="T6">"*"</text:span><text:span text:style-name="T2">;</text:span><text:line-break/><text:span text:style-name="T2">                                    }</text:span><text:line-break/><text:span text:style-name="T2">                            }</text:span><text:line-break/><text:span text:style-name="T2">                        </text:span><text:span text:style-name="T3">Console</text:span><text:span text:style-name="T2">.WriteLine(msg);</text:span><text:line-break/><text:span text:style-name="T2">                    }</text:span><text:line-break/><text:span text:style-name="T2">            }</text:span><text:line-break/><text:span text:style-name="T2">}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7T12:39:14.261496229</meta:creation-date>
    <dc:date>2016-06-27T12:57:06.269155633</dc:date>
    <meta:editing-duration>P0D</meta:editing-duration>
    <meta:editing-cycles>1</meta:editing-cycles>
    <meta:document-statistic meta:table-count="0" meta:image-count="0" meta:object-count="0" meta:page-count="2" meta:paragraph-count="1" meta:word-count="309" meta:character-count="4409" meta:non-whitespace-character-count="2541"/>
    <meta:generator>LibreOffice/4.2.8.2$Linux_X86_64 LibreOffice_project/420m0$Build-2</meta:generator>
  </office:meta>
</office:document-meta>
</file>